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margin-top="0.0694in" fo:margin-bottom="0.0833in" fo:line-height="100%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11" style:parent-style-name="Standard" style:family="paragraph">
      <style:paragraph-properties fo:text-align="justify" fo:margin-bottom="0.0833in" fo:line-height="100%"/>
      <style:text-properties style:font-name="Arial" style:font-name-asian="Times New Roman" style:font-name-complex="Arial" style:font-size-complex="12pt" style:language-asian="de" style:country-asian="DE"/>
    </style:style>
    <style:style style:name="P12" style:parent-style-name="Standard" style:family="paragraph">
      <style:paragraph-properties fo:text-align="justify" fo:margin-top="0.0694in" fo:margin-bottom="0.0833in" fo:line-height="100%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13" style:parent-style-name="Standard" style:family="paragraph">
      <style:paragraph-properties fo:text-align="justify" fo:margin-bottom="0.0833in" fo:line-height="100%"/>
      <style:text-properties style:font-name="Arial" style:font-name-asian="Times New Roman" style:font-name-complex="Arial" style:font-size-complex="12pt" style:language-asian="de" style:country-asian="DE"/>
    </style:style>
    <style:style style:name="P14" style:parent-style-name="Standard" style:family="paragraph">
      <style:paragraph-properties fo:text-align="justify" fo:margin-top="0.0694in" fo:margin-bottom="0.0833in" fo:line-height="100%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15" style:parent-style-name="Standard" style:family="paragraph">
      <style:paragraph-properties fo:text-align="justify" fo:margin-bottom="0.0833in" fo:line-height="100%"/>
      <style:text-properties style:font-name="Arial" style:font-name-asian="Times New Roman" style:font-name-complex="Arial" style:font-size-complex="12pt" style:language-asian="de" style:country-asian="DE"/>
    </style:style>
    <style:style style:name="P16" style:parent-style-name="Standard" style:family="paragraph">
      <style:paragraph-properties fo:text-align="justify" fo:margin-top="0.0694in" fo:margin-bottom="0.0833in" fo:line-height="100%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17" style:parent-style-name="Standard" style:family="paragraph">
      <style:paragraph-properties fo:text-align="justify" fo:margin-bottom="0.0833in" fo:line-height="100%"/>
      <style:text-properties style:font-name="Arial" style:font-name-asian="Times New Roman" style:font-name-complex="Arial" style:font-size-complex="12pt" style:language-asian="de" style:country-asian="DE"/>
    </style:style>
    <style:style style:name="P18" style:parent-style-name="Standard" style:family="paragraph">
      <style:paragraph-properties fo:text-align="justify" fo:margin-top="0.0694in" fo:margin-bottom="0.0833in" fo:line-height="100%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19" style:parent-style-name="Standard" style:family="paragraph">
      <style:paragraph-properties fo:text-align="justify" fo:margin-bottom="0.0833in" fo:line-height="100%"/>
      <style:text-properties style:font-name="Arial" style:font-name-asian="Times New Roman" style:font-name-complex="Arial" style:font-size-complex="12pt" style:language-asian="de" style:country-asian="DE"/>
    </style:style>
    <style:style style:name="P20" style:parent-style-name="Standard" style:family="paragraph">
      <style:paragraph-properties fo:text-align="justify" fo:margin-top="0.0694in" fo:margin-bottom="0.0833in" fo:line-height="100%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21" style:parent-style-name="Standard" style:family="paragraph">
      <style:paragraph-properties fo:text-align="justify" fo:margin-bottom="0.0833in" fo:line-height="100%"/>
      <style:text-properties style:font-name="Arial" style:font-name-asian="Times New Roman" style:font-name-complex="Arial" style:font-size-complex="12pt" style:language-asian="de" style:country-asian="DE"/>
    </style:style>
    <style:style style:name="P22" style:parent-style-name="Standard" style:family="paragraph">
      <style:paragraph-properties fo:text-align="justify" fo:margin-top="0.0694in" fo:margin-bottom="0.0833in" fo:line-height="100%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23" style:parent-style-name="Standard" style:family="paragraph">
      <style:paragraph-properties fo:text-align="justify" fo:margin-bottom="0.0833in" fo:line-height="100%"/>
      <style:text-properties style:font-name="Arial" style:font-name-asian="Times New Roman" style:font-name-complex="Arial" style:font-size-complex="12pt" style:language-asian="de" style:country-asian="DE"/>
    </style:style>
    <style:style style:name="P24" style:parent-style-name="Standard" style:family="paragraph">
      <style:paragraph-properties fo:text-align="justify" fo:margin-top="0.0694in" fo:margin-bottom="0.0833in" fo:line-height="100%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25" style:parent-style-name="Standard" style:family="paragraph">
      <style:paragraph-properties fo:text-align="justify" fo:margin-bottom="0.0833in" fo:line-height="100%"/>
      <style:text-properties style:font-name="Arial" style:font-name-asian="Times New Roman" style:font-name-complex="Arial" style:font-size-complex="12pt" style:language-asian="de" style:country-asian="DE"/>
    </style:style>
    <style:style style:name="P26" style:parent-style-name="Standard" style:family="paragraph">
      <style:paragraph-properties fo:text-align="justify" fo:margin-top="0.0694in" fo:margin-bottom="0.0833in" fo:line-height="100%"/>
      <style:text-properties style:font-name="Arial" style:font-name-asian="Times New Roman" style:font-name-complex="Arial" fo:font-weight="bold" style:font-weight-asian="bold" style:font-size-complex="12pt" style:language-asian="de" style:country-asian="DE"/>
    </style:style>
    <style:style style:name="P27" style:parent-style-name="Standard" style:family="paragraph">
      <style:paragraph-properties fo:text-align="justify" fo:margin-bottom="0.0833in" fo:line-height="100%"/>
    </style:style>
    <style:style style:name="T28" style:parent-style-name="Absatz-Standardschriftart" style:family="text">
      <style:text-properties style:font-name="Arial" style:font-name-asian="Times New Roman" style:font-name-complex="Arial" style:font-size-complex="12pt" style:language-asian="de" style:country-asian="DE"/>
    </style:style>
  </office:automatic-styles>
  <office:body>
    <office:text text:use-soft-page-breaks="true">
      <text:p text:style-name="P1">Beschreibung des Arbeitsblattes</text:p>
      <text:p text:style-name="P11">Das Arbeitsblatt ist als Begleitmaterial für die Lehrkraft gedacht. Teile davon können für ein Schülerarbeitsblatt genutzt werden.</text:p>
      <text:p text:style-name="P12">Was soll gelernt werden?</text:p>
      <text:p text:style-name="P13">Die Schülerinnen und Schüler sollen den Modellierungskreislauf kennen und erklären können. Sie sollen die Grenzen der Modellbildung kennen und auf das bisher kennengelernte Smart Grid anwenden können.</text:p>
      <text:p text:style-name="P14">Wozu soll es (an dieser Stelle) gelernt werden?</text:p>
      <text:p text:style-name="P15">Das Konzept der Modellierung ist ein zentraler Bestandteil der Informatik. Für die Unterrichtsreihe<text:s/>Lernabschnitt 2<text:s/>ist die Kenntnis des Modellierungskreislaufs erforderlich.</text:p>
      <text:p text:style-name="P16">Hintergrundwissen<text:s/>für den Lehrer</text:p>
      <text:p text:style-name="P17">Modellierungskreislauf kennen. Grundlagen der Softwareentwicklung. Beispiele für Modellierungen kennen. Vor allem ein Beispiel für das die Abbildung nur eines Aspektes berücksichtigt und so die Grenzen der Modellierung aufzeigt.</text:p>
      <text:p text:style-name="P18">Voraussetzungen (technisch/ organisatorisch)</text:p>
      <text:p text:style-name="P19">Tafel oder Smartboard</text:p>
      <text:p text:style-name="P20">Benötigte Vorkenntnisse</text:p>
      <text:p text:style-name="P21">Keine.</text:p>
      <text:p text:style-name="P22">Einflussfaktoren</text:p>
      <text:p text:style-name="P23">Motivation<text:s/>und Vorkenntnisse<text:s/>der Schülerinnen und Schüler.</text:p>
      <text:p text:style-name="P24">Unterrichtsmethoden</text:p>
      <text:p text:style-name="P25">Unterrichtsgespräch<text:s/>zum gemeinsamen Erarbeiten<text:s/>oder Lehrerpräsentation in Abhängigkeit der Leistungsfähigkeit der Gruppe.</text:p>
      <text:p text:style-name="P26">Diagnose</text:p>
      <text:p text:style-name="P27"><text:span text:style-name="T28">Durch Mitarbeit der Schülerinnen und Schül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author-g-k49hn391xgnc4l9h" style:display-name="author-g-k49hn391xgnc4l9h" style:family="text"/>
    <style:style style:name="author-g-d0uz122znx65sv7ycphz122z" style:display-name="author-g-d0uz122znx65sv7ycphz122z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fo:font-size="11pt" style:font-size-asian="11pt" style:font-size-complex="11pt" style:language-asian="en" style:country-asian="US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1.3548in"/>
    </style:style>
    <style:style style:name="TableColumn4" style:family="table-column">
      <style:table-column-properties style:column-width="5.0423in"/>
    </style:style>
    <style:style style:name="Table2" style:family="table">
      <style:table-properties style:width="6.3972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vertical-align="middle" fo:padding-top="0in" fo:padding-left="0.075in" fo:padding-bottom="0in" fo:padding-right="0.075in"/>
    </style:style>
    <style:style style:name="T7" style:parent-style-name="Absatz-Standardschriftart" style:family="text">
      <style:text-properties style:font-name="Arial" style:font-name-asian="Calibri" style:font-name-complex="Times New Roman" fo:font-weight="bold" style:font-weight-asian="bold" fo:font-size="12pt" style:font-size-asian="12pt"/>
    </style:style>
    <style:style style:name="TableCell8" style:family="table-cell">
      <style:table-cell-properties fo:border="0.0069in solid #000000" style:vertical-align="middle" fo:padding-top="0in" fo:padding-left="0.075in" fo:padding-bottom="0in" fo:padding-right="0.075in"/>
    </style:style>
    <style:style style:name="T9" style:parent-style-name="Absatz-Standardschriftart" style:family="text">
      <style:text-properties style:font-name="Arial" style:font-name-asian="Calibri" style:font-name-complex="Times New Roman" fo:font-weight="bold" style:font-weight-asian="bold" fo:font-size="12pt" style:font-size-asian="12pt"/>
    </style:style>
    <style:style style:name="P10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Kopfzeile"><text:span text:style-name="T7">Beschreibung</text:span></text:p>
            </table:table-cell>
            <table:table-cell table:style-name="TableCell8">
              <text:p text:style-name="Kopfzeile"><text:span text:style-name="T9">Modellierungskreislauf</text:span></text:p>
            </table:table-cell>
          </table:table-row>
        </table:table>
        <text:p text:style-name="Kopfzeile"/>
      </style:header>
      <style:footer>
        <text:p text:style-name="P10"><text:page-number text:fixed="false">1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</meta:initial-creator>
    <dc:creator>Marc</dc:creator>
    <meta:creation-date>2014-04-27T20:14:00Z</meta:creation-date>
    <dc:date>2014-04-27T20:14:00Z</dc:date>
    <meta:template xlink:href="Normal.dotm" xlink:type="simple"/>
    <meta:editing-cycles>2</meta:editing-cycles>
    <meta:editing-duration>PT0S</meta:editing-duration>
    <meta:document-statistic meta:page-count="1" meta:paragraph-count="2" meta:word-count="170" meta:character-count="1243" meta:row-count="8" meta:non-whitespace-character-count="1075"/>
  </office:meta>
</office:document-meta>
</file>